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3.7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602cm"/>
    </style:style>
    <style:style style:name="co5" style:family="table-column">
      <style:table-column-properties fo:break-before="auto" style:column-width="3.367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3.9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ntropia znaków" table:style-name="ta1">
        <table:shapes>
          <draw:frame draw:z-index="0" draw:style-name="gr1" draw:text-style-name="P1" svg:width="23.654cm" svg:height="15.328cm" svg:x="20.58cm" svg:y="0.577cm">
            <draw:object draw:notify-on-update-of-ranges="'entropia znaków'.B1:'entropia znaków'.E1 'entropia znaków'.A2:'entropia znaków'.A2 'entropia znaków'.B2:'entropia znaków'.E2 'entropia znaków'.A3:'entropia znaków'.A3 'entropia znaków'.B3:'entropia znaków'.E3 'entropia znaków'.A4:'entropia znaków'.A4 'entropia znaków'.B4:'entropia znaków'.E4 'entropia znaków'.A5:'entropia znaków'.A5 'entropia znaków'.B5:'entropia znaków'.E5 'entropia znaków'.A6:'entropia znaków'.A6 'entropia znaków'.B6:'entropia znaków'.E6 'entropia znaków'.A7:'entropia znaków'.A7 'entropia znaków'.B7:'entropia znaków'.E7 'entropia znaków'.A8:'entropia znaków'.A8 'entropia znaków'.B8:'entropia znaków'.E8 'entropia znaków'.A9:'entropia znaków'.A9 'entropia znaków'.B9:'entropia znaków'.E9 'entropia znaków'.A10:'entropia znaków'.A10 'entropia znaków'.B10:'entropia znaków'.E10 'entropia znaków'.A11:'entropia znaków'.A11 'entropia znaków'.B11:'entropia znaków'.E11 'entropia znaków'.A12:'entropia znaków'.A12 'entropia znaków'.B12:'entropia znaków'.E12 'entropia znaków'.A13:'entropia znaków'.A13 'entropia znaków'.B13:'entropia znaków'.E13 'entropia znaków'.A14:'entropia znaków'.A14 'entropia znaków'.B14:'entropia znaków'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róbka języka</text:p>
          </table:table-cell>
          <table:table-cell office:value-type="string" calcext:value-type="string">
            <text:p>H(0)</text:p>
          </table:table-cell>
          <table:table-cell office:value-type="string" calcext:value-type="string">
            <text:p>H(1)</text:p>
          </table:table-cell>
          <table:table-cell office:value-type="string" calcext:value-type="string">
            <text:p>H(2)</text:p>
          </table:table-cell>
          <table:table-cell office:value-type="string" calcext:value-type="string">
            <text:p>H(3)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4.28822145384513" calcext:value-type="float">
            <text:p>4,28822145384513</text:p>
          </table:table-cell>
          <table:table-cell office:value-type="float" office:value="3.51660479898602" calcext:value-type="float">
            <text:p>3,51660479898602</text:p>
          </table:table-cell>
          <table:table-cell office:value-type="float" office:value="3.01831919079114" calcext:value-type="float">
            <text:p>3,01831919079114</text:p>
          </table:table-cell>
          <table:table-cell office:value-type="float" office:value="2.48156591957666" calcext:value-type="float">
            <text:p>2,48156591957666</text:p>
          </table:table-cell>
        </table:table-row>
        <table:table-row table:style-name="ro1">
          <table:table-cell office:value-type="string" calcext:value-type="string">
            <text:p>eo</text:p>
          </table:table-cell>
          <table:table-cell office:value-type="float" office:value="4.17678849026217" calcext:value-type="float">
            <text:p>4,17678849026217</text:p>
          </table:table-cell>
          <table:table-cell office:value-type="float" office:value="3.34000517631409" calcext:value-type="float">
            <text:p>3,34000517631409</text:p>
          </table:table-cell>
          <table:table-cell office:value-type="float" office:value="2.8718267987596" calcext:value-type="float">
            <text:p>2,8718267987596</text:p>
          </table:table-cell>
          <table:table-cell office:value-type="float" office:value="2.39262500017418" calcext:value-type="float">
            <text:p>2,39262500017418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4.16983322472849" calcext:value-type="float">
            <text:p>4,16983322472849</text:p>
          </table:table-cell>
          <table:table-cell office:value-type="float" office:value="3.50695815637289" calcext:value-type="float">
            <text:p>3,50695815637289</text:p>
          </table:table-cell>
          <table:table-cell office:value-type="float" office:value="3.13440611320625" calcext:value-type="float">
            <text:p>3,13440611320625</text:p>
          </table:table-cell>
          <table:table-cell office:value-type="float" office:value="2.61086565355929" calcext:value-type="float">
            <text:p>2,61086565355929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office:value-type="float" office:value="4.14638576410104" calcext:value-type="float">
            <text:p>4,14638576410104</text:p>
          </table:table-cell>
          <table:table-cell office:value-type="float" office:value="3.11386048060214" calcext:value-type="float">
            <text:p>3,11386048060214</text:p>
          </table:table-cell>
          <table:table-cell office:value-type="float" office:value="2.2735248312683" calcext:value-type="float">
            <text:p>2,2735248312683</text:p>
          </table:table-cell>
          <table:table-cell office:value-type="float" office:value="1.49215245827487" calcext:value-type="float">
            <text:p>1,49215245827487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4.22824746574682" calcext:value-type="float">
            <text:p>4,22824746574682</text:p>
          </table:table-cell>
          <table:table-cell office:value-type="float" office:value="3.45012605961443" calcext:value-type="float">
            <text:p>3,45012605961443</text:p>
          </table:table-cell>
          <table:table-cell office:value-type="float" office:value="2.82349201253113" calcext:value-type="float">
            <text:p>2,82349201253113</text:p>
          </table:table-cell>
          <table:table-cell office:value-type="float" office:value="2.15203133742151" calcext:value-type="float">
            <text:p>2,15203133742151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float" office:value="3.87493725882094" calcext:value-type="float">
            <text:p>3,87493725882094</text:p>
          </table:table-cell>
          <table:table-cell office:value-type="float" office:value="2.94726714659496" calcext:value-type="float">
            <text:p>2,94726714659496</text:p>
          </table:table-cell>
          <table:table-cell office:value-type="float" office:value="2.3675796218971" calcext:value-type="float">
            <text:p>2,3675796218971</text:p>
          </table:table-cell>
          <table:table-cell office:value-type="float" office:value="1.79526291281641" calcext:value-type="float">
            <text:p>1,79526291281641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4.04011386038252" calcext:value-type="float">
            <text:p>4,04011386038252</text:p>
          </table:table-cell>
          <table:table-cell office:value-type="float" office:value="3.29956587314586" calcext:value-type="float">
            <text:p>3,29956587314586</text:p>
          </table:table-cell>
          <table:table-cell office:value-type="float" office:value="2.84437162392645" calcext:value-type="float">
            <text:p>2,84437162392645</text:p>
          </table:table-cell>
          <table:table-cell office:value-type="float" office:value="2.37431059317611" calcext:value-type="float">
            <text:p>2,37431059317611</text:p>
          </table:table-cell>
        </table:table-row>
        <table:table-row table:style-name="ro1">
          <table:table-cell office:value-type="string" calcext:value-type="string">
            <text:p>sample0</text:p>
          </table:table-cell>
          <table:table-cell office:value-type="float" office:value="4.27300124056664" calcext:value-type="float">
            <text:p>4,27300124056664</text:p>
          </table:table-cell>
          <table:table-cell office:value-type="float" office:value="2.91589400434789" calcext:value-type="float">
            <text:p>2,91589400434789</text:p>
          </table:table-cell>
          <table:table-cell office:value-type="float" office:value="2.00035924493487" calcext:value-type="float">
            <text:p>2,00035924493487</text:p>
          </table:table-cell>
          <table:table-cell office:value-type="float" office:value="1.53928183088814" calcext:value-type="float">
            <text:p>1,53928183088814</text:p>
          </table:table-cell>
        </table:table-row>
        <table:table-row table:style-name="ro1">
          <table:table-cell office:value-type="string" calcext:value-type="string">
            <text:p>sample1</text:p>
          </table:table-cell>
          <table:table-cell office:value-type="float" office:value="4.12700613554972" calcext:value-type="float">
            <text:p>4,12700613554972</text:p>
          </table:table-cell>
          <table:table-cell office:value-type="float" office:value="3.23914999212335" calcext:value-type="float">
            <text:p>3,23914999212335</text:p>
          </table:table-cell>
          <table:table-cell office:value-type="float" office:value="2.86127968478718" calcext:value-type="float">
            <text:p>2,86127968478718</text:p>
          </table:table-cell>
          <table:table-cell office:value-type="float" office:value="2.3266847405634" calcext:value-type="float">
            <text:p>2,3266847405634</text:p>
          </table:table-cell>
        </table:table-row>
        <table:table-row table:style-name="ro1">
          <table:table-cell office:value-type="string" calcext:value-type="string">
            <text:p>sample2</text:p>
          </table:table-cell>
          <table:table-cell office:value-type="float" office:value="3.99331180023258" calcext:value-type="float">
            <text:p>3,99331180023258</text:p>
          </table:table-cell>
          <table:table-cell office:value-type="float" office:value="3.05043928278113" calcext:value-type="float">
            <text:p>3,05043928278113</text:p>
          </table:table-cell>
          <table:table-cell office:value-type="float" office:value="2.46766023574155" calcext:value-type="float">
            <text:p>2,46766023574155</text:p>
          </table:table-cell>
          <table:table-cell office:value-type="float" office:value="1.9397723261444" calcext:value-type="float">
            <text:p>1,9397723261444</text:p>
          </table:table-cell>
        </table:table-row>
        <table:table-row table:style-name="ro1">
          <table:table-cell office:value-type="string" calcext:value-type="string">
            <text:p>sample3</text:p>
          </table:table-cell>
          <table:table-cell office:value-type="float" office:value="3.93029783415799" calcext:value-type="float">
            <text:p>3,93029783415799</text:p>
          </table:table-cell>
          <table:table-cell office:value-type="float" office:value="3.18446706709543" calcext:value-type="float">
            <text:p>3,18446706709543</text:p>
          </table:table-cell>
          <table:table-cell office:value-type="float" office:value="2.62789570955131" calcext:value-type="float">
            <text:p>2,62789570955131</text:p>
          </table:table-cell>
          <table:table-cell office:value-type="float" office:value="2.02399148880594" calcext:value-type="float">
            <text:p>2,02399148880594</text:p>
          </table:table-cell>
        </table:table-row>
        <table:table-row table:style-name="ro1">
          <table:table-cell office:value-type="string" calcext:value-type="string">
            <text:p>sample4</text:p>
          </table:table-cell>
          <table:table-cell office:value-type="float" office:value="4.25380956737902" calcext:value-type="float">
            <text:p>4,25380956737902</text:p>
          </table:table-cell>
          <table:table-cell office:value-type="float" office:value="4.22910143096236" calcext:value-type="float">
            <text:p>4,22910143096236</text:p>
          </table:table-cell>
          <table:table-cell office:value-type="float" office:value="4.22682893789091" calcext:value-type="float">
            <text:p>4,22682893789091</text:p>
          </table:table-cell>
          <table:table-cell office:value-type="float" office:value="4.17853514828278" calcext:value-type="float">
            <text:p>4,17853514828278</text:p>
          </table:table-cell>
        </table:table-row>
        <table:table-row table:style-name="ro1">
          <table:table-cell office:value-type="string" calcext:value-type="string">
            <text:p>sample5</text:p>
          </table:table-cell>
          <table:table-cell office:value-type="float" office:value="4.4416880184818" calcext:value-type="float">
            <text:p>4,4416880184818</text:p>
          </table:table-cell>
          <table:table-cell office:value-type="float" office:value="3.52309812608503" calcext:value-type="float">
            <text:p>3,52309812608503</text:p>
          </table:table-cell>
          <table:table-cell office:value-type="float" office:value="3.25062085464922" calcext:value-type="float">
            <text:p>3,25062085464922</text:p>
          </table:table-cell>
          <table:table-cell office:value-type="float" office:value="2.83427148565169" calcext:value-type="float">
            <text:p>2,83427148565169</text:p>
          </table:table-cell>
        </table:table-row>
      </table:table>
      <table:table table:name="entropia słów" table:style-name="ta1">
        <table:shapes>
          <draw:frame draw:z-index="0" draw:style-name="gr1" draw:text-style-name="P1" svg:width="15.999cm" svg:height="8.999cm" svg:x="22.157cm" svg:y="0.429cm">
            <draw:object draw:notify-on-update-of-ranges="'entropia słów'.A1:'entropia słów'.A1 'entropia słów'.B1:'entropia słów'.E1 'entropia słów'.A2:'entropia słów'.A2 'entropia słów'.B2:'entropia słów'.E2 'entropia słów'.A3:'entropia słów'.A3 'entropia słów'.B3:'entropia słów'.E3 'entropia słów'.A4:'entropia słów'.A4 'entropia słów'.B4:'entropia słów'.E4 'entropia słów'.A5:'entropia słów'.A5 'entropia słów'.B5:'entropia słów'.E5 'entropia słów'.A6:'entropia słów'.A6 'entropia słów'.B6:'entropia słów'.E6 'entropia słów'.A7:'entropia słów'.A7 'entropia słów'.B7:'entropia słów'.E7 'entropia słów'.A8:'entropia słów'.A8 'entropia słów'.B8:'entropia słów'.E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.609cm" svg:y="10.198cm">
            <draw:object draw:notify-on-update-of-ranges="'entropia słów'.A14:'entropia słów'.A14 'entropia słów'.B14:'entropia słów'.E14 'entropia słów'.A15:'entropia słów'.A15 'entropia słów'.B15:'entropia słów'.E15 'entropia słów'.A16:'entropia słów'.A16 'entropia słów'.B16:'entropia słów'.E16 'entropia słów'.A17:'entropia słów'.A17 'entropia słów'.B17:'entropia słów'.E17 'entropia słów'.A18:'entropia słów'.A18 'entropia słów'.B18:'entropia słów'.E18 'entropia słów'.A19:'entropia słów'.A19 'entropia słów'.B19:'entropia słów'.E19 'entropia słów'.A20:'entropia słów'.A20 'entropia słów'.B20:'entropia słów'.E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default-cell-style-name="ce4"/>
        <table:table-column table:style-name="co7" table:default-cell-style-name="ce4"/>
        <table:table-column table:style-name="co3" table:number-columns-repeated="16379" table:default-cell-style-name="ce4"/>
        <table:table-row table:style-name="ro1">
          <table:table-cell table:style-name="ce2" office:value-type="string" calcext:value-type="string">
            <text:p>Próbka języka</text:p>
          </table:table-cell>
          <table:table-cell table:style-name="ce2" office:value-type="string" calcext:value-type="string">
            <text:p>H(0)</text:p>
          </table:table-cell>
          <table:table-cell table:style-name="ce2" office:value-type="string" calcext:value-type="string">
            <text:p>H(1)</text:p>
          </table:table-cell>
          <table:table-cell table:style-name="ce2" office:value-type="string" calcext:value-type="string">
            <text:p>H(2)</text:p>
          </table:table-cell>
          <table:table-cell table:style-name="ce2" office:value-type="string" calcext:value-type="string">
            <text:p>H(3)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norm_wiki_en.txt</text:p>
          </table:table-cell>
          <table:table-cell office:value-type="float" office:value="11.5439916224074" calcext:value-type="float">
            <text:p>11,5439916224074</text:p>
          </table:table-cell>
          <table:table-cell office:value-type="float" office:value="6.38916986881688" calcext:value-type="float">
            <text:p>6,38916986881688</text:p>
          </table:table-cell>
          <table:table-cell office:value-type="float" office:value="2.17645474075776" calcext:value-type="float">
            <text:p>2,17645474075776</text:p>
          </table:table-cell>
          <table:table-cell office:value-type="float" office:value="0.484678023001596" calcext:value-type="float">
            <text:p>0,484678023001596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norm_wiki_eo.txt</text:p>
          </table:table-cell>
          <table:table-cell office:value-type="float" office:value="11.5605279825656" calcext:value-type="float">
            <text:p>11,5605279825656</text:p>
          </table:table-cell>
          <table:table-cell office:value-type="float" office:value="6.55767532211148" calcext:value-type="float">
            <text:p>6,55767532211148</text:p>
          </table:table-cell>
          <table:table-cell office:value-type="float" office:value="2.48471745673854" calcext:value-type="float">
            <text:p>2,48471745673854</text:p>
          </table:table-cell>
          <table:table-cell office:value-type="float" office:value="0.633616221835824" calcext:value-type="float">
            <text:p>0,633616221835824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norm_wiki_et.txt</text:p>
          </table:table-cell>
          <table:table-cell office:value-type="float" office:value="13.7462438488646" calcext:value-type="float">
            <text:p>13,7462438488646</text:p>
          </table:table-cell>
          <table:table-cell office:value-type="float" office:value="5.42418666193644" calcext:value-type="float">
            <text:p>5,42418666193644</text:p>
          </table:table-cell>
          <table:table-cell office:value-type="float" office:value="0.904741065164713" calcext:value-type="float">
            <text:p>0,904741065164713</text:p>
          </table:table-cell>
          <table:table-cell office:value-type="float" office:value="0.116197104254923" calcext:value-type="float">
            <text:p>0,116197104254923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norm_wiki_ht.txt</text:p>
          </table:table-cell>
          <table:table-cell office:value-type="float" office:value="8.16691976308865" calcext:value-type="float">
            <text:p>8,16691976308865</text:p>
          </table:table-cell>
          <table:table-cell office:value-type="float" office:value="3.19311389329717" calcext:value-type="float">
            <text:p>3,19311389329717</text:p>
          </table:table-cell>
          <table:table-cell office:value-type="float" office:value="1.31132682364478" calcext:value-type="float">
            <text:p>1,31132682364478</text:p>
          </table:table-cell>
          <table:table-cell office:value-type="float" office:value="0.812227645871758" calcext:value-type="float">
            <text:p>0,812227645871758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norm_wiki_la.txt</text:p>
          </table:table-cell>
          <table:table-cell office:value-type="float" office:value="11.9691970198157" calcext:value-type="float">
            <text:p>11,9691970198157</text:p>
          </table:table-cell>
          <table:table-cell office:value-type="float" office:value="4.40002738563975" calcext:value-type="float">
            <text:p>4,40002738563975</text:p>
          </table:table-cell>
          <table:table-cell office:value-type="float" office:value="1.16688358063362" calcext:value-type="float">
            <text:p>1,16688358063362</text:p>
          </table:table-cell>
          <table:table-cell office:value-type="float" office:value="0.388034915185163" calcext:value-type="float">
            <text:p>0,388034915185163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norm_wiki_nv.txt</text:p>
          </table:table-cell>
          <table:table-cell office:value-type="float" office:value="9.15401153063034" calcext:value-type="float">
            <text:p>9,15401153063034</text:p>
          </table:table-cell>
          <table:table-cell office:value-type="float" office:value="3.86391583681716" calcext:value-type="float">
            <text:p>3,86391583681716</text:p>
          </table:table-cell>
          <table:table-cell office:value-type="float" office:value="1.71877805107127" calcext:value-type="float">
            <text:p>1,71877805107127</text:p>
          </table:table-cell>
          <table:table-cell office:value-type="float" office:value="0.89923993976119" calcext:value-type="float">
            <text:p>0,89923993976119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norm_wiki_so.txt</text:p>
          </table:table-cell>
          <table:table-cell office:value-type="float" office:value="11.7310960172243" calcext:value-type="float">
            <text:p>11,7310960172243</text:p>
          </table:table-cell>
          <table:table-cell office:value-type="float" office:value="5.39873678825683" calcext:value-type="float">
            <text:p>5,39873678825683</text:p>
          </table:table-cell>
          <table:table-cell office:value-type="float" office:value="1.60862583252712" calcext:value-type="float">
            <text:p>1,60862583252712</text:p>
          </table:table-cell>
          <table:table-cell office:value-type="float" office:value="0.409607018734841" calcext:value-type="float">
            <text:p>0,409607018734841</text:p>
          </table:table-cell>
          <table:table-cell table:number-columns-repeated="16379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2" office:value-type="string" calcext:value-type="string">
            <text:p>Próbka języka</text:p>
          </table:table-cell>
          <table:table-cell table:style-name="ce2" office:value-type="string" calcext:value-type="string">
            <text:p>H(0)</text:p>
          </table:table-cell>
          <table:table-cell table:style-name="ce2" office:value-type="string" calcext:value-type="string">
            <text:p>H(1)</text:p>
          </table:table-cell>
          <table:table-cell table:style-name="ce2" office:value-type="string" calcext:value-type="string">
            <text:p>H(2)</text:p>
          </table:table-cell>
          <table:table-cell table:style-name="ce2" office:value-type="string" calcext:value-type="string">
            <text:p>H(3)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sample0</text:p>
          </table:table-cell>
          <table:table-cell office:value-type="float" office:value="7.7487410072103" calcext:value-type="float">
            <text:p>7,7487410072103</text:p>
          </table:table-cell>
          <table:table-cell office:value-type="float" office:value="7.48639090925644" calcext:value-type="float">
            <text:p>7,48639090925644</text:p>
          </table:table-cell>
          <table:table-cell office:value-type="float" office:value="4.4067069985545" calcext:value-type="float">
            <text:p>4,4067069985545</text:p>
          </table:table-cell>
          <table:table-cell office:value-type="float" office:value="0.595009183677175" calcext:value-type="float">
            <text:p>0,595009183677175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sample1</text:p>
          </table:table-cell>
          <table:table-cell office:value-type="float" office:value="11.5006887873121" calcext:value-type="float">
            <text:p>11,5006887873121</text:p>
          </table:table-cell>
          <table:table-cell office:value-type="float" office:value="5.37224165775039" calcext:value-type="float">
            <text:p>5,37224165775039</text:p>
          </table:table-cell>
          <table:table-cell office:value-type="float" office:value="1.57474084480247" calcext:value-type="float">
            <text:p>1,57474084480247</text:p>
          </table:table-cell>
          <table:table-cell office:value-type="float" office:value="0.507511791843397" calcext:value-type="float">
            <text:p>0,507511791843397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sample2</text:p>
          </table:table-cell>
          <table:table-cell office:value-type="float" office:value="8.02386643100059" calcext:value-type="float">
            <text:p>8,02386643100059</text:p>
          </table:table-cell>
          <table:table-cell office:value-type="float" office:value="7.34861938639432" calcext:value-type="float">
            <text:p>7,34861938639432</text:p>
          </table:table-cell>
          <table:table-cell office:value-type="float" office:value="3.78192838048297" calcext:value-type="float">
            <text:p>3,78192838048297</text:p>
          </table:table-cell>
          <table:table-cell office:value-type="float" office:value="0.859502856370632" calcext:value-type="float">
            <text:p>0,859502856370632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sample3</text:p>
          </table:table-cell>
          <table:table-cell office:value-type="float" office:value="9.06111159160013" calcext:value-type="float">
            <text:p>9,06111159160013</text:p>
          </table:table-cell>
          <table:table-cell office:value-type="float" office:value="5.9502178843024" calcext:value-type="float">
            <text:p>5,9502178843024</text:p>
          </table:table-cell>
          <table:table-cell office:value-type="float" office:value="2.63080970217751" calcext:value-type="float">
            <text:p>2,63080970217751</text:p>
          </table:table-cell>
          <table:table-cell office:value-type="float" office:value="1.26409252135887" calcext:value-type="float">
            <text:p>1,26409252135887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sample4</text:p>
          </table:table-cell>
          <table:table-cell office:value-type="float" office:value="17.1296750170609" calcext:value-type="float">
            <text:p>17,1296750170609</text:p>
          </table:table-cell>
          <table:table-cell office:value-type="float" office:value="3.44425498413354" calcext:value-type="float">
            <text:p>3,44425498413354</text:p>
          </table:table-cell>
          <table:table-cell office:value-type="float" office:value="0.234076144256275" calcext:value-type="float">
            <text:p>0,234076144256275</text:p>
          </table:table-cell>
          <table:table-cell office:value-type="float" office:value="0.00322742936584724" calcext:value-type="float">
            <text:p>0,00322742936584724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sample5</text:p>
          </table:table-cell>
          <table:table-cell office:value-type="float" office:value="16.5095275766046" calcext:value-type="float">
            <text:p>16,509527576604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21:12:32.418206978</meta:creation-date>
    <dc:date>2023-01-21T18:58:22.821643912</dc:date>
    <meta:editing-duration>P1DT5M8S</meta:editing-duration>
    <meta:editing-cycles>5</meta:editing-cycles>
    <meta:generator>LibreOffice/7.4.4.2$Linux_X86_64 LibreOffice_project/85569322deea74ec9134968a29af2df5663baa21</meta:generator>
    <meta:document-statistic meta:table-count="2" meta:cell-count="145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.5" chart:maximum="4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3.655cm" svg:height="15.329cm" xlink:href=".." xlink:type="simple" chart:class="chart:line" chart:style-name="ch1">
        <chart:title svg:x="9.746cm" svg:y="0.442cm" chart:style-name="ch2">
          <text:p>Entropia dla znaków</text:p>
        </chart:title>
        <chart:legend chart:legend-position="end" svg:x="21.015cm" svg:y="4.377cm" style:legend-expansion="high" chart:style-name="ch3"/>
        <chart:plot-area chart:style-name="ch4" table:cell-range-address="'entropia znaków'.A1:'entropia znaków'.E14" chart:data-source-has-labels="both" svg:x="0.473cm" svg:y="1.527cm" svg:width="20.069cm" svg:height="13.496cm">
          <chart:coordinate-region svg:x="1.2cm" svg:y="1.726cm" svg:width="19.023cm" svg:height="12.65cm"/>
          <chart:axis chart:dimension="x" chart:name="primary-x" chart:style-name="ch5" chartooo:axis-type="auto">
            <chartooo:date-scale/>
            <chart:categories table:cell-range-address="'entropia znaków'.B1:'entropia znaków'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ntropia znaków'.B2:'entropia znaków'.E2" chart:label-cell-address="'entropia znaków'.A2:'entropia znaków'.A2" chart:class="chart:line">
            <chart:data-point chart:repeated="4"/>
          </chart:series>
          <chart:series chart:style-name="ch9" chart:values-cell-range-address="'entropia znaków'.B3:'entropia znaków'.E3" chart:label-cell-address="'entropia znaków'.A3:'entropia znaków'.A3" chart:class="chart:line">
            <chart:data-point chart:repeated="4"/>
          </chart:series>
          <chart:series chart:style-name="ch10" chart:values-cell-range-address="'entropia znaków'.B4:'entropia znaków'.E4" chart:label-cell-address="'entropia znaków'.A4:'entropia znaków'.A4" chart:class="chart:line">
            <chart:data-point chart:repeated="4"/>
          </chart:series>
          <chart:series chart:style-name="ch11" chart:values-cell-range-address="'entropia znaków'.B5:'entropia znaków'.E5" chart:label-cell-address="'entropia znaków'.A5:'entropia znaków'.A5" chart:class="chart:line">
            <chart:data-point chart:repeated="4"/>
          </chart:series>
          <chart:series chart:style-name="ch12" chart:values-cell-range-address="'entropia znaków'.B6:'entropia znaków'.E6" chart:label-cell-address="'entropia znaków'.A6:'entropia znaków'.A6" chart:class="chart:line">
            <chart:data-point chart:repeated="4"/>
          </chart:series>
          <chart:series chart:style-name="ch13" chart:values-cell-range-address="'entropia znaków'.B7:'entropia znaków'.E7" chart:label-cell-address="'entropia znaków'.A7:'entropia znaków'.A7" chart:class="chart:line">
            <chart:data-point chart:repeated="4"/>
          </chart:series>
          <chart:series chart:style-name="ch14" chart:values-cell-range-address="'entropia znaków'.B8:'entropia znaków'.E8" chart:label-cell-address="'entropia znaków'.A8:'entropia znaków'.A8" chart:class="chart:line">
            <chart:data-point chart:repeated="4"/>
          </chart:series>
          <chart:series chart:style-name="ch15" chart:values-cell-range-address="'entropia znaków'.B9:'entropia znaków'.E9" chart:label-cell-address="'entropia znaków'.A9:'entropia znaków'.A9" chart:class="chart:line">
            <chart:data-point chart:repeated="4"/>
          </chart:series>
          <chart:series chart:style-name="ch16" chart:values-cell-range-address="'entropia znaków'.B10:'entropia znaków'.E10" chart:label-cell-address="'entropia znaków'.A10:'entropia znaków'.A10" chart:class="chart:line">
            <chart:data-point chart:repeated="4"/>
          </chart:series>
          <chart:series chart:style-name="ch17" chart:values-cell-range-address="'entropia znaków'.B11:'entropia znaków'.E11" chart:label-cell-address="'entropia znaków'.A11:'entropia znaków'.A11" chart:class="chart:line">
            <chart:data-point chart:repeated="4"/>
          </chart:series>
          <chart:series chart:style-name="ch18" chart:values-cell-range-address="'entropia znaków'.B12:'entropia znaków'.E12" chart:label-cell-address="'entropia znaków'.A12:'entropia znaków'.A12" chart:class="chart:line">
            <chart:data-point chart:repeated="4"/>
          </chart:series>
          <chart:series chart:style-name="ch19" chart:values-cell-range-address="'entropia znaków'.B13:'entropia znaków'.E13" chart:label-cell-address="'entropia znaków'.A13:'entropia znaków'.A13" chart:class="chart:line">
            <chart:data-point chart:repeated="4"/>
          </chart:series>
          <chart:series chart:style-name="ch20" chart:values-cell-range-address="'entropia znaków'.B14:'entropia znaków'.E14" chart:label-cell-address="'entropia znaków'.A14:'entropia znaków'.A14" chart:class="chart:line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(0)</text:p>
                <draw:g>
                  <svg:desc>'entropia znaków'.B1:'entropia znaków'.E1</svg:desc>
                </draw:g>
              </table:table-cell>
              <table:table-cell office:value-type="string">
                <text:p>H(1)</text:p>
              </table:table-cell>
              <table:table-cell office:value-type="string">
                <text:p>H(2)</text:p>
              </table:table-cell>
              <table:table-cell office:value-type="string">
                <text:p>H(3)</text:p>
              </table:table-cell>
            </table:table-row>
          </table:table-header-rows>
          <table:table-rows>
            <table:table-row>
              <table:table-cell office:value-type="string">
                <text:p>en</text:p>
                <draw:g>
                  <svg:desc>'entropia znaków'.A2:'entropia znaków'.A2</svg:desc>
                </draw:g>
              </table:table-cell>
              <table:table-cell office:value-type="float" office:value="4.28822145384513">
                <text:p>4.28822145384513</text:p>
                <draw:g>
                  <svg:desc>'entropia znaków'.B2:'entropia znaków'.E2</svg:desc>
                </draw:g>
              </table:table-cell>
              <table:table-cell office:value-type="float" office:value="3.51660479898602">
                <text:p>3.51660479898602</text:p>
              </table:table-cell>
              <table:table-cell office:value-type="float" office:value="3.01831919079114">
                <text:p>3.01831919079114</text:p>
              </table:table-cell>
              <table:table-cell office:value-type="float" office:value="2.48156591957666">
                <text:p>2.48156591957666</text:p>
              </table:table-cell>
            </table:table-row>
            <table:table-row>
              <table:table-cell office:value-type="string">
                <text:p>eo</text:p>
                <draw:g>
                  <svg:desc>'entropia znaków'.A3:'entropia znaków'.A3</svg:desc>
                </draw:g>
              </table:table-cell>
              <table:table-cell office:value-type="float" office:value="4.17678849026217">
                <text:p>4.17678849026217</text:p>
                <draw:g>
                  <svg:desc>'entropia znaków'.B3:'entropia znaków'.E3</svg:desc>
                </draw:g>
              </table:table-cell>
              <table:table-cell office:value-type="float" office:value="3.34000517631409">
                <text:p>3.34000517631409</text:p>
              </table:table-cell>
              <table:table-cell office:value-type="float" office:value="2.8718267987596">
                <text:p>2.8718267987596</text:p>
              </table:table-cell>
              <table:table-cell office:value-type="float" office:value="2.39262500017418">
                <text:p>2.39262500017418</text:p>
              </table:table-cell>
            </table:table-row>
            <table:table-row>
              <table:table-cell office:value-type="string">
                <text:p>et</text:p>
                <draw:g>
                  <svg:desc>'entropia znaków'.A4:'entropia znaków'.A4</svg:desc>
                </draw:g>
              </table:table-cell>
              <table:table-cell office:value-type="float" office:value="4.16983322472849">
                <text:p>4.16983322472849</text:p>
                <draw:g>
                  <svg:desc>'entropia znaków'.B4:'entropia znaków'.E4</svg:desc>
                </draw:g>
              </table:table-cell>
              <table:table-cell office:value-type="float" office:value="3.50695815637289">
                <text:p>3.50695815637289</text:p>
              </table:table-cell>
              <table:table-cell office:value-type="float" office:value="3.13440611320625">
                <text:p>3.13440611320625</text:p>
              </table:table-cell>
              <table:table-cell office:value-type="float" office:value="2.61086565355929">
                <text:p>2.61086565355929</text:p>
              </table:table-cell>
            </table:table-row>
            <table:table-row>
              <table:table-cell office:value-type="string">
                <text:p>ht</text:p>
                <draw:g>
                  <svg:desc>'entropia znaków'.A5:'entropia znaków'.A5</svg:desc>
                </draw:g>
              </table:table-cell>
              <table:table-cell office:value-type="float" office:value="4.14638576410104">
                <text:p>4.14638576410104</text:p>
                <draw:g>
                  <svg:desc>'entropia znaków'.B5:'entropia znaków'.E5</svg:desc>
                </draw:g>
              </table:table-cell>
              <table:table-cell office:value-type="float" office:value="3.11386048060214">
                <text:p>3.11386048060214</text:p>
              </table:table-cell>
              <table:table-cell office:value-type="float" office:value="2.2735248312683">
                <text:p>2.2735248312683</text:p>
              </table:table-cell>
              <table:table-cell office:value-type="float" office:value="1.49215245827487">
                <text:p>1.49215245827487</text:p>
              </table:table-cell>
            </table:table-row>
            <table:table-row>
              <table:table-cell office:value-type="string">
                <text:p>la</text:p>
                <draw:g>
                  <svg:desc>'entropia znaków'.A6:'entropia znaków'.A6</svg:desc>
                </draw:g>
              </table:table-cell>
              <table:table-cell office:value-type="float" office:value="4.22824746574682">
                <text:p>4.22824746574682</text:p>
                <draw:g>
                  <svg:desc>'entropia znaków'.B6:'entropia znaków'.E6</svg:desc>
                </draw:g>
              </table:table-cell>
              <table:table-cell office:value-type="float" office:value="3.45012605961443">
                <text:p>3.45012605961443</text:p>
              </table:table-cell>
              <table:table-cell office:value-type="float" office:value="2.82349201253113">
                <text:p>2.82349201253113</text:p>
              </table:table-cell>
              <table:table-cell office:value-type="float" office:value="2.15203133742151">
                <text:p>2.15203133742151</text:p>
              </table:table-cell>
            </table:table-row>
            <table:table-row>
              <table:table-cell office:value-type="string">
                <text:p>nv</text:p>
                <draw:g>
                  <svg:desc>'entropia znaków'.A7:'entropia znaków'.A7</svg:desc>
                </draw:g>
              </table:table-cell>
              <table:table-cell office:value-type="float" office:value="3.87493725882094">
                <text:p>3.87493725882094</text:p>
                <draw:g>
                  <svg:desc>'entropia znaków'.B7:'entropia znaków'.E7</svg:desc>
                </draw:g>
              </table:table-cell>
              <table:table-cell office:value-type="float" office:value="2.94726714659496">
                <text:p>2.94726714659496</text:p>
              </table:table-cell>
              <table:table-cell office:value-type="float" office:value="2.3675796218971">
                <text:p>2.3675796218971</text:p>
              </table:table-cell>
              <table:table-cell office:value-type="float" office:value="1.79526291281641">
                <text:p>1.79526291281641</text:p>
              </table:table-cell>
            </table:table-row>
            <table:table-row>
              <table:table-cell office:value-type="string">
                <text:p>so</text:p>
                <draw:g>
                  <svg:desc>'entropia znaków'.A8:'entropia znaków'.A8</svg:desc>
                </draw:g>
              </table:table-cell>
              <table:table-cell office:value-type="float" office:value="4.04011386038252">
                <text:p>4.04011386038252</text:p>
                <draw:g>
                  <svg:desc>'entropia znaków'.B8:'entropia znaków'.E8</svg:desc>
                </draw:g>
              </table:table-cell>
              <table:table-cell office:value-type="float" office:value="3.29956587314586">
                <text:p>3.29956587314586</text:p>
              </table:table-cell>
              <table:table-cell office:value-type="float" office:value="2.84437162392645">
                <text:p>2.84437162392645</text:p>
              </table:table-cell>
              <table:table-cell office:value-type="float" office:value="2.37431059317611">
                <text:p>2.37431059317611</text:p>
              </table:table-cell>
            </table:table-row>
            <table:table-row>
              <table:table-cell office:value-type="string">
                <text:p>sample0</text:p>
                <draw:g>
                  <svg:desc>'entropia znaków'.A9:'entropia znaków'.A9</svg:desc>
                </draw:g>
              </table:table-cell>
              <table:table-cell office:value-type="float" office:value="4.27300124056664">
                <text:p>4.27300124056664</text:p>
                <draw:g>
                  <svg:desc>'entropia znaków'.B9:'entropia znaków'.E9</svg:desc>
                </draw:g>
              </table:table-cell>
              <table:table-cell office:value-type="float" office:value="2.91589400434789">
                <text:p>2.91589400434789</text:p>
              </table:table-cell>
              <table:table-cell office:value-type="float" office:value="2.00035924493487">
                <text:p>2.00035924493487</text:p>
              </table:table-cell>
              <table:table-cell office:value-type="float" office:value="1.53928183088814">
                <text:p>1.53928183088814</text:p>
              </table:table-cell>
            </table:table-row>
            <table:table-row>
              <table:table-cell office:value-type="string">
                <text:p>sample1</text:p>
                <draw:g>
                  <svg:desc>'entropia znaków'.A10:'entropia znaków'.A10</svg:desc>
                </draw:g>
              </table:table-cell>
              <table:table-cell office:value-type="float" office:value="4.12700613554972">
                <text:p>4.12700613554972</text:p>
                <draw:g>
                  <svg:desc>'entropia znaków'.B10:'entropia znaków'.E10</svg:desc>
                </draw:g>
              </table:table-cell>
              <table:table-cell office:value-type="float" office:value="3.23914999212335">
                <text:p>3.23914999212335</text:p>
              </table:table-cell>
              <table:table-cell office:value-type="float" office:value="2.86127968478718">
                <text:p>2.86127968478718</text:p>
              </table:table-cell>
              <table:table-cell office:value-type="float" office:value="2.3266847405634">
                <text:p>2.3266847405634</text:p>
              </table:table-cell>
            </table:table-row>
            <table:table-row>
              <table:table-cell office:value-type="string">
                <text:p>sample2</text:p>
                <draw:g>
                  <svg:desc>'entropia znaków'.A11:'entropia znaków'.A11</svg:desc>
                </draw:g>
              </table:table-cell>
              <table:table-cell office:value-type="float" office:value="3.99331180023258">
                <text:p>3.99331180023258</text:p>
                <draw:g>
                  <svg:desc>'entropia znaków'.B11:'entropia znaków'.E11</svg:desc>
                </draw:g>
              </table:table-cell>
              <table:table-cell office:value-type="float" office:value="3.05043928278113">
                <text:p>3.05043928278113</text:p>
              </table:table-cell>
              <table:table-cell office:value-type="float" office:value="2.46766023574155">
                <text:p>2.46766023574155</text:p>
              </table:table-cell>
              <table:table-cell office:value-type="float" office:value="1.9397723261444">
                <text:p>1.9397723261444</text:p>
              </table:table-cell>
            </table:table-row>
            <table:table-row>
              <table:table-cell office:value-type="string">
                <text:p>sample3</text:p>
                <draw:g>
                  <svg:desc>'entropia znaków'.A12:'entropia znaków'.A12</svg:desc>
                </draw:g>
              </table:table-cell>
              <table:table-cell office:value-type="float" office:value="3.93029783415799">
                <text:p>3.93029783415799</text:p>
                <draw:g>
                  <svg:desc>'entropia znaków'.B12:'entropia znaków'.E12</svg:desc>
                </draw:g>
              </table:table-cell>
              <table:table-cell office:value-type="float" office:value="3.18446706709543">
                <text:p>3.18446706709543</text:p>
              </table:table-cell>
              <table:table-cell office:value-type="float" office:value="2.62789570955131">
                <text:p>2.62789570955131</text:p>
              </table:table-cell>
              <table:table-cell office:value-type="float" office:value="2.02399148880594">
                <text:p>2.02399148880594</text:p>
              </table:table-cell>
            </table:table-row>
            <table:table-row>
              <table:table-cell office:value-type="string">
                <text:p>sample4</text:p>
                <draw:g>
                  <svg:desc>'entropia znaków'.A13:'entropia znaków'.A13</svg:desc>
                </draw:g>
              </table:table-cell>
              <table:table-cell office:value-type="float" office:value="4.25380956737902">
                <text:p>4.25380956737902</text:p>
                <draw:g>
                  <svg:desc>'entropia znaków'.B13:'entropia znaków'.E13</svg:desc>
                </draw:g>
              </table:table-cell>
              <table:table-cell office:value-type="float" office:value="4.22910143096236">
                <text:p>4.22910143096236</text:p>
              </table:table-cell>
              <table:table-cell office:value-type="float" office:value="4.22682893789091">
                <text:p>4.22682893789091</text:p>
              </table:table-cell>
              <table:table-cell office:value-type="float" office:value="4.17853514828278">
                <text:p>4.17853514828278</text:p>
              </table:table-cell>
            </table:table-row>
            <table:table-row>
              <table:table-cell office:value-type="string">
                <text:p>sample5</text:p>
                <draw:g>
                  <svg:desc>'entropia znaków'.A14:'entropia znaków'.A14</svg:desc>
                </draw:g>
              </table:table-cell>
              <table:table-cell office:value-type="float" office:value="4.4416880184818">
                <text:p>4.4416880184818</text:p>
                <draw:g>
                  <svg:desc>'entropia znaków'.B14:'entropia znaków'.E14</svg:desc>
                </draw:g>
              </table:table-cell>
              <table:table-cell office:value-type="float" office:value="3.52309812608503">
                <text:p>3.52309812608503</text:p>
              </table:table-cell>
              <table:table-cell office:value-type="float" office:value="3.25062085464922">
                <text:p>3.25062085464922</text:p>
              </table:table-cell>
              <table:table-cell office:value-type="float" office:value="2.83427148565169">
                <text:p>2.83427148565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85569322deea74ec9134968a29af2df5663baa2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63cm" svg:y="2.707cm" style:legend-expansion="high" chart:style-name="ch2"/>
        <chart:plot-area chart:style-name="ch3" table:cell-range-address="'entropia słów'.A1:'entropia słów'.E8" chart:data-source-has-labels="both" svg:x="0.32cm" svg:y="0.18cm" svg:width="11.423cm" svg:height="8.64cm">
          <chart:coordinate-region svg:x="0.941cm" svg:y="0.379cm" svg:width="10.483cm" svg:height="7.794cm"/>
          <chart:axis chart:dimension="x" chart:name="primary-x" chart:style-name="ch4" chartooo:axis-type="auto">
            <chartooo:date-scale/>
            <chart:categories table:cell-range-address="'entropia słów'.B1:'entropia słów'.E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tropia słów'.B2:'entropia słów'.E2" chart:label-cell-address="'entropia słów'.A2:'entropia słów'.A2" chart:class="chart:line">
            <chart:data-point chart:repeated="4"/>
          </chart:series>
          <chart:series chart:style-name="ch7" chart:values-cell-range-address="'entropia słów'.B3:'entropia słów'.E3" chart:label-cell-address="'entropia słów'.A3:'entropia słów'.A3" chart:class="chart:line">
            <chart:data-point chart:repeated="4"/>
          </chart:series>
          <chart:series chart:style-name="ch8" chart:values-cell-range-address="'entropia słów'.B4:'entropia słów'.E4" chart:label-cell-address="'entropia słów'.A4:'entropia słów'.A4" chart:class="chart:line">
            <chart:data-point chart:repeated="4"/>
          </chart:series>
          <chart:series chart:style-name="ch9" chart:values-cell-range-address="'entropia słów'.B5:'entropia słów'.E5" chart:label-cell-address="'entropia słów'.A5:'entropia słów'.A5" chart:class="chart:line">
            <chart:data-point chart:repeated="4"/>
          </chart:series>
          <chart:series chart:style-name="ch10" chart:values-cell-range-address="'entropia słów'.B6:'entropia słów'.E6" chart:label-cell-address="'entropia słów'.A6:'entropia słów'.A6" chart:class="chart:line">
            <chart:data-point chart:repeated="4"/>
          </chart:series>
          <chart:series chart:style-name="ch11" chart:values-cell-range-address="'entropia słów'.B7:'entropia słów'.E7" chart:label-cell-address="'entropia słów'.A7:'entropia słów'.A7" chart:class="chart:line">
            <chart:data-point chart:repeated="4"/>
          </chart:series>
          <chart:series chart:style-name="ch12" chart:values-cell-range-address="'entropia słów'.B8:'entropia słów'.E8" chart:label-cell-address="'entropia słów'.A8:'entropia słów'.A8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(0)</text:p>
                <draw:g>
                  <svg:desc>'entropia słów'.B1:'entropia słów'.E1</svg:desc>
                </draw:g>
              </table:table-cell>
              <table:table-cell office:value-type="string">
                <text:p>H(1)</text:p>
              </table:table-cell>
              <table:table-cell office:value-type="string">
                <text:p>H(2)</text:p>
              </table:table-cell>
              <table:table-cell office:value-type="string">
                <text:p>H(3)</text:p>
              </table:table-cell>
            </table:table-row>
          </table:table-header-rows>
          <table:table-rows>
            <table:table-row>
              <table:table-cell office:value-type="string">
                <text:p>norm_wiki_en.txt</text:p>
                <draw:g>
                  <svg:desc>'entropia słów'.A2:'entropia słów'.A2</svg:desc>
                </draw:g>
              </table:table-cell>
              <table:table-cell office:value-type="float" office:value="11.5439916224074">
                <text:p>11.5439916224074</text:p>
                <draw:g>
                  <svg:desc>'entropia słów'.B2:'entropia słów'.E2</svg:desc>
                </draw:g>
              </table:table-cell>
              <table:table-cell office:value-type="float" office:value="6.38916986881688">
                <text:p>6.38916986881688</text:p>
              </table:table-cell>
              <table:table-cell office:value-type="float" office:value="2.17645474075776">
                <text:p>2.17645474075776</text:p>
              </table:table-cell>
              <table:table-cell office:value-type="float" office:value="0.484678023001596">
                <text:p>0.484678023001596</text:p>
              </table:table-cell>
            </table:table-row>
            <table:table-row>
              <table:table-cell office:value-type="string">
                <text:p>norm_wiki_eo.txt</text:p>
                <draw:g>
                  <svg:desc>'entropia słów'.A3:'entropia słów'.A3</svg:desc>
                </draw:g>
              </table:table-cell>
              <table:table-cell office:value-type="float" office:value="11.5605279825656">
                <text:p>11.5605279825656</text:p>
                <draw:g>
                  <svg:desc>'entropia słów'.B3:'entropia słów'.E3</svg:desc>
                </draw:g>
              </table:table-cell>
              <table:table-cell office:value-type="float" office:value="6.55767532211148">
                <text:p>6.55767532211148</text:p>
              </table:table-cell>
              <table:table-cell office:value-type="float" office:value="2.48471745673854">
                <text:p>2.48471745673854</text:p>
              </table:table-cell>
              <table:table-cell office:value-type="float" office:value="0.633616221835824">
                <text:p>0.633616221835824</text:p>
              </table:table-cell>
            </table:table-row>
            <table:table-row>
              <table:table-cell office:value-type="string">
                <text:p>norm_wiki_et.txt</text:p>
                <draw:g>
                  <svg:desc>'entropia słów'.A4:'entropia słów'.A4</svg:desc>
                </draw:g>
              </table:table-cell>
              <table:table-cell office:value-type="float" office:value="13.7462438488646">
                <text:p>13.7462438488646</text:p>
                <draw:g>
                  <svg:desc>'entropia słów'.B4:'entropia słów'.E4</svg:desc>
                </draw:g>
              </table:table-cell>
              <table:table-cell office:value-type="float" office:value="5.42418666193644">
                <text:p>5.42418666193644</text:p>
              </table:table-cell>
              <table:table-cell office:value-type="float" office:value="0.904741065164713">
                <text:p>0.904741065164713</text:p>
              </table:table-cell>
              <table:table-cell office:value-type="float" office:value="0.116197104254923">
                <text:p>0.116197104254923</text:p>
              </table:table-cell>
            </table:table-row>
            <table:table-row>
              <table:table-cell office:value-type="string">
                <text:p>norm_wiki_ht.txt</text:p>
                <draw:g>
                  <svg:desc>'entropia słów'.A5:'entropia słów'.A5</svg:desc>
                </draw:g>
              </table:table-cell>
              <table:table-cell office:value-type="float" office:value="8.16691976308865">
                <text:p>8.16691976308865</text:p>
                <draw:g>
                  <svg:desc>'entropia słów'.B5:'entropia słów'.E5</svg:desc>
                </draw:g>
              </table:table-cell>
              <table:table-cell office:value-type="float" office:value="3.19311389329717">
                <text:p>3.19311389329717</text:p>
              </table:table-cell>
              <table:table-cell office:value-type="float" office:value="1.31132682364478">
                <text:p>1.31132682364478</text:p>
              </table:table-cell>
              <table:table-cell office:value-type="float" office:value="0.812227645871758">
                <text:p>0.812227645871758</text:p>
              </table:table-cell>
            </table:table-row>
            <table:table-row>
              <table:table-cell office:value-type="string">
                <text:p>norm_wiki_la.txt</text:p>
                <draw:g>
                  <svg:desc>'entropia słów'.A6:'entropia słów'.A6</svg:desc>
                </draw:g>
              </table:table-cell>
              <table:table-cell office:value-type="float" office:value="11.9691970198157">
                <text:p>11.9691970198157</text:p>
                <draw:g>
                  <svg:desc>'entropia słów'.B6:'entropia słów'.E6</svg:desc>
                </draw:g>
              </table:table-cell>
              <table:table-cell office:value-type="float" office:value="4.40002738563975">
                <text:p>4.40002738563975</text:p>
              </table:table-cell>
              <table:table-cell office:value-type="float" office:value="1.16688358063362">
                <text:p>1.16688358063362</text:p>
              </table:table-cell>
              <table:table-cell office:value-type="float" office:value="0.388034915185163">
                <text:p>0.388034915185163</text:p>
              </table:table-cell>
            </table:table-row>
            <table:table-row>
              <table:table-cell office:value-type="string">
                <text:p>norm_wiki_nv.txt</text:p>
                <draw:g>
                  <svg:desc>'entropia słów'.A7:'entropia słów'.A7</svg:desc>
                </draw:g>
              </table:table-cell>
              <table:table-cell office:value-type="float" office:value="9.15401153063034">
                <text:p>9.15401153063034</text:p>
                <draw:g>
                  <svg:desc>'entropia słów'.B7:'entropia słów'.E7</svg:desc>
                </draw:g>
              </table:table-cell>
              <table:table-cell office:value-type="float" office:value="3.86391583681716">
                <text:p>3.86391583681716</text:p>
              </table:table-cell>
              <table:table-cell office:value-type="float" office:value="1.71877805107127">
                <text:p>1.71877805107127</text:p>
              </table:table-cell>
              <table:table-cell office:value-type="float" office:value="0.89923993976119">
                <text:p>0.89923993976119</text:p>
              </table:table-cell>
            </table:table-row>
            <table:table-row>
              <table:table-cell office:value-type="string">
                <text:p>norm_wiki_so.txt</text:p>
                <draw:g>
                  <svg:desc>'entropia słów'.A8:'entropia słów'.A8</svg:desc>
                </draw:g>
              </table:table-cell>
              <table:table-cell office:value-type="float" office:value="11.7310960172243">
                <text:p>11.7310960172243</text:p>
                <draw:g>
                  <svg:desc>'entropia słów'.B8:'entropia słów'.E8</svg:desc>
                </draw:g>
              </table:table-cell>
              <table:table-cell office:value-type="float" office:value="5.39873678825683">
                <text:p>5.39873678825683</text:p>
              </table:table-cell>
              <table:table-cell office:value-type="float" office:value="1.60862583252712">
                <text:p>1.60862583252712</text:p>
              </table:table-cell>
              <table:table-cell office:value-type="float" office:value="0.409607018734841">
                <text:p>0.4096070187348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85569322deea74ec9134968a29af2df5663baa2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2.956cm" style:legend-expansion="high" chart:style-name="ch2"/>
        <chart:plot-area chart:style-name="ch3" table:cell-range-address="'entropia słów'.A14:'entropia słów'.E20" chart:data-source-has-labels="both" svg:x="0.32cm" svg:y="0.18cm" svg:width="12.72cm" svg:height="8.64cm">
          <chart:coordinate-region svg:x="0.941cm" svg:y="0.379cm" svg:width="11.78cm" svg:height="7.794cm"/>
          <chart:axis chart:dimension="x" chart:name="primary-x" chart:style-name="ch4" chartooo:axis-type="auto">
            <chartooo:date-scale/>
            <chart:categories table:cell-range-address="'entropia słów'.B14:'entropia słów'.E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tropia słów'.B15:'entropia słów'.E15" chart:label-cell-address="'entropia słów'.A15:'entropia słów'.A15" chart:class="chart:line">
            <chart:data-point chart:repeated="4"/>
          </chart:series>
          <chart:series chart:style-name="ch7" chart:values-cell-range-address="'entropia słów'.B16:'entropia słów'.E16" chart:label-cell-address="'entropia słów'.A16:'entropia słów'.A16" chart:class="chart:line">
            <chart:data-point chart:repeated="4"/>
          </chart:series>
          <chart:series chart:style-name="ch8" chart:values-cell-range-address="'entropia słów'.B17:'entropia słów'.E17" chart:label-cell-address="'entropia słów'.A17:'entropia słów'.A17" chart:class="chart:line">
            <chart:data-point chart:repeated="4"/>
          </chart:series>
          <chart:series chart:style-name="ch9" chart:values-cell-range-address="'entropia słów'.B18:'entropia słów'.E18" chart:label-cell-address="'entropia słów'.A18:'entropia słów'.A18" chart:class="chart:line">
            <chart:data-point chart:repeated="4"/>
          </chart:series>
          <chart:series chart:style-name="ch10" chart:values-cell-range-address="'entropia słów'.B19:'entropia słów'.E19" chart:label-cell-address="'entropia słów'.A19:'entropia słów'.A19" chart:class="chart:line">
            <chart:data-point chart:repeated="4"/>
          </chart:series>
          <chart:series chart:style-name="ch11" chart:values-cell-range-address="'entropia słów'.B20:'entropia słów'.E20" chart:label-cell-address="'entropia słów'.A20:'entropia słów'.A20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(0)</text:p>
                <draw:g>
                  <svg:desc>'entropia słów'.B14:'entropia słów'.E14</svg:desc>
                </draw:g>
              </table:table-cell>
              <table:table-cell office:value-type="string">
                <text:p>H(1)</text:p>
              </table:table-cell>
              <table:table-cell office:value-type="string">
                <text:p>H(2)</text:p>
              </table:table-cell>
              <table:table-cell office:value-type="string">
                <text:p>H(3)</text:p>
              </table:table-cell>
            </table:table-row>
          </table:table-header-rows>
          <table:table-rows>
            <table:table-row>
              <table:table-cell office:value-type="string">
                <text:p>sample0</text:p>
                <draw:g>
                  <svg:desc>'entropia słów'.A15:'entropia słów'.A15</svg:desc>
                </draw:g>
              </table:table-cell>
              <table:table-cell office:value-type="float" office:value="7.7487410072103">
                <text:p>7.7487410072103</text:p>
                <draw:g>
                  <svg:desc>'entropia słów'.B15:'entropia słów'.E15</svg:desc>
                </draw:g>
              </table:table-cell>
              <table:table-cell office:value-type="float" office:value="7.48639090925644">
                <text:p>7.48639090925644</text:p>
              </table:table-cell>
              <table:table-cell office:value-type="float" office:value="4.4067069985545">
                <text:p>4.4067069985545</text:p>
              </table:table-cell>
              <table:table-cell office:value-type="float" office:value="0.595009183677175">
                <text:p>0.595009183677175</text:p>
              </table:table-cell>
            </table:table-row>
            <table:table-row>
              <table:table-cell office:value-type="string">
                <text:p>sample1</text:p>
                <draw:g>
                  <svg:desc>'entropia słów'.A16:'entropia słów'.A16</svg:desc>
                </draw:g>
              </table:table-cell>
              <table:table-cell office:value-type="float" office:value="11.5006887873121">
                <text:p>11.5006887873121</text:p>
                <draw:g>
                  <svg:desc>'entropia słów'.B16:'entropia słów'.E16</svg:desc>
                </draw:g>
              </table:table-cell>
              <table:table-cell office:value-type="float" office:value="5.37224165775039">
                <text:p>5.37224165775039</text:p>
              </table:table-cell>
              <table:table-cell office:value-type="float" office:value="1.57474084480247">
                <text:p>1.57474084480247</text:p>
              </table:table-cell>
              <table:table-cell office:value-type="float" office:value="0.507511791843397">
                <text:p>0.507511791843397</text:p>
              </table:table-cell>
            </table:table-row>
            <table:table-row>
              <table:table-cell office:value-type="string">
                <text:p>sample2</text:p>
                <draw:g>
                  <svg:desc>'entropia słów'.A17:'entropia słów'.A17</svg:desc>
                </draw:g>
              </table:table-cell>
              <table:table-cell office:value-type="float" office:value="8.02386643100059">
                <text:p>8.02386643100059</text:p>
                <draw:g>
                  <svg:desc>'entropia słów'.B17:'entropia słów'.E17</svg:desc>
                </draw:g>
              </table:table-cell>
              <table:table-cell office:value-type="float" office:value="7.34861938639432">
                <text:p>7.34861938639432</text:p>
              </table:table-cell>
              <table:table-cell office:value-type="float" office:value="3.78192838048297">
                <text:p>3.78192838048297</text:p>
              </table:table-cell>
              <table:table-cell office:value-type="float" office:value="0.859502856370632">
                <text:p>0.859502856370632</text:p>
              </table:table-cell>
            </table:table-row>
            <table:table-row>
              <table:table-cell office:value-type="string">
                <text:p>sample3</text:p>
                <draw:g>
                  <svg:desc>'entropia słów'.A18:'entropia słów'.A18</svg:desc>
                </draw:g>
              </table:table-cell>
              <table:table-cell office:value-type="float" office:value="9.06111159160013">
                <text:p>9.06111159160013</text:p>
                <draw:g>
                  <svg:desc>'entropia słów'.B18:'entropia słów'.E18</svg:desc>
                </draw:g>
              </table:table-cell>
              <table:table-cell office:value-type="float" office:value="5.9502178843024">
                <text:p>5.9502178843024</text:p>
              </table:table-cell>
              <table:table-cell office:value-type="float" office:value="2.63080970217751">
                <text:p>2.63080970217751</text:p>
              </table:table-cell>
              <table:table-cell office:value-type="float" office:value="1.26409252135887">
                <text:p>1.26409252135887</text:p>
              </table:table-cell>
            </table:table-row>
            <table:table-row>
              <table:table-cell office:value-type="string">
                <text:p>sample4</text:p>
                <draw:g>
                  <svg:desc>'entropia słów'.A19:'entropia słów'.A19</svg:desc>
                </draw:g>
              </table:table-cell>
              <table:table-cell office:value-type="float" office:value="17.1296750170609">
                <text:p>17.1296750170609</text:p>
                <draw:g>
                  <svg:desc>'entropia słów'.B19:'entropia słów'.E19</svg:desc>
                </draw:g>
              </table:table-cell>
              <table:table-cell office:value-type="float" office:value="3.44425498413354">
                <text:p>3.44425498413354</text:p>
              </table:table-cell>
              <table:table-cell office:value-type="float" office:value="0.234076144256275">
                <text:p>0.234076144256275</text:p>
              </table:table-cell>
              <table:table-cell office:value-type="float" office:value="0.00322742936584724">
                <text:p>0.00322742936584724</text:p>
              </table:table-cell>
            </table:table-row>
            <table:table-row>
              <table:table-cell office:value-type="string">
                <text:p>sample5</text:p>
                <draw:g>
                  <svg:desc>'entropia słów'.A20:'entropia słów'.A20</svg:desc>
                </draw:g>
              </table:table-cell>
              <table:table-cell office:value-type="float" office:value="16.5095275766046">
                <text:p>16.5095275766046</text:p>
                <draw:g>
                  <svg:desc>'entropia słów'.B20:'entropia słów'.E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85569322deea74ec9134968a29af2df5663baa2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